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96a4" officeooo:paragraph-rsid="000296a4"/>
    </style:style>
    <style:style style:name="P2" style:family="paragraph" style:parent-style-name="Standard">
      <style:paragraph-properties fo:text-align="start" style:justify-single-word="false"/>
      <style:text-properties officeooo:rsid="000296a4" officeooo:paragraph-rsid="000296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 et HTML</text:p>
      <text:p text:style-name="P2"/>
      <text:p text:style-name="P2">php : </text:p>
      <text:p text:style-name="P2"/>
      <text:p text:style-name="P2">déclarer une variable avec ‘$’ devant la variable :</text:p>
      <text:p text:style-name="P2"/>
      <text:p text:style-name="P2">$number = 5 </text:p>
      <text:p text:style-name="P2"/>
      <text:p text:style-name="P2">$_POST[‘’]  = pour appeler une variable saisie sur page html sur php </text:p>
      <text:p text:style-name="P2"/>
      <text:p text:style-name="P2">echo = pour affchi</text:p>
      <text:p text:style-name="P2"/>
      <text:p text:style-name="P2">a &gt; b </text:p>
      <text:p text:style-name="P2">b &gt; a </text:p>
      <text:p text:style-name="P2"/>
      <text:p text:style-name="P2">a &gt; b <text:s/>et b &gt; c = a</text:p>
      <text:p text:style-name="P2">a &gt; b et b &lt; c et a &gt; c = a </text:p>
      <text:p text:style-name="P2">a &lt; b et b &gt; 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8:32:44.845000000</meta:creation-date>
    <dc:date>2024-10-10T11:05:52.605000000</dc:date>
    <meta:editing-duration>PT2H33M8S</meta:editing-duration>
    <meta:editing-cycles>1</meta:editing-cycles>
    <meta:document-statistic meta:table-count="0" meta:image-count="0" meta:object-count="0" meta:page-count="1" meta:paragraph-count="11" meta:word-count="68" meta:character-count="240" meta:non-whitespace-character-count="175"/>
    <meta:generator>LibreOffice/7.6.2.1$Windows_X86_64 LibreOffice_project/56f7684011345957bbf33a7ee678afaf4d2ba333</meta:generator>
  </office:meta>
</office:document-meta>
</file>